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57000000BED067A39E795632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Big_20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Big_20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" style:family="presentation" style:parent-style-name="Big_20_Poi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Point">
        <draw:frame draw:name="Shape 71" presentation:style-name="pr1" draw:text-style-name="P2" draw:layer="layout" svg:width="3.624cm" svg:height="1.013cm" svg:x="27.914cm" svg:y="17.32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72" draw:style-name="gr1" draw:text-style-name="P3" draw:layer="layout" svg:width="15.305cm" svg:height="17.247cm" svg:x="9.509cm" svg:y="0.4cm">
          <text:p text:style-name="P5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" draw:style-name="gr2" draw:text-style-name="P4" draw:layer="layout" svg:width="15.047cm" svg:height="0.085cm" svg:x="9.638cm" svg:y="4.7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" draw:style-name="gr2" draw:text-style-name="P4" draw:layer="layout" svg:width="15.047cm" svg:height="0.085cm" svg:x="9.638cm" svg:y="13.4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" draw:style-name="gr2" draw:text-style-name="P4" draw:layer="layout" svg:width="0.027cm" svg:height="4.34cm" svg:x="17.148cm" svg:y="0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2" draw:text-style-name="P4" draw:layer="layout" svg:width="0.029cm" svg:height="4.097cm" svg:x="16.918cm" svg:y="13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3" draw:text-style-name="P6" draw:layer="layout" svg:width="2.683cm" svg:height="1.013cm" svg:x="12.108cm" svg:y="2.063cm">
          <text:p text:style-name="P5"><text:span text:style-name="T2">W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3" draw:text-style-name="P6" draw:layer="layout" svg:width="2.683cm" svg:height="1.013cm" svg:x="19.646cm" svg:y="2.063cm">
          <text:p text:style-name="P5"><text:span text:style-name="T2">W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3" draw:text-style-name="P6" draw:layer="layout" svg:width="2.683cm" svg:height="1.013cm" svg:x="15.591cm" svg:y="8.516cm">
          <text:p text:style-name="P5"><text:span text:style-name="T2">H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" draw:text-style-name="P6" draw:layer="layout" svg:width="3.288cm" svg:height="1.013cm" svg:x="11.805cm" svg:y="15.136cm">
          <text:p text:style-name="P5"><text:span text:style-name="T2">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3" draw:text-style-name="P6" draw:layer="layout" svg:width="3.288cm" svg:height="1.013cm" svg:x="19.344cm" svg:y="15.136cm">
          <text:p text:style-name="P5"><text:span text:style-name="T2">W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4" draw:layer="layout" svg:width="17.21cm" svg:height="9.683cm" svg:x="0.953cm" svg:y="1.936cm" draw:page-number="1" presentation:class="page"/>
          <draw:frame draw:name="Shape 68" presentation:style-name="pr2" draw:text-style-name="P7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hape 69" presentation:style-name="pr3" draw:text-style-name="P8" draw:layer="layout" svg:width="8.282cm" svg:height="1.29cm" svg:x="10.828cm" svg:y="24.528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Point-background" style:display-name="Big Point-background" style:family="presentation">
      <style:graphic-properties draw:stroke="none" draw:fill="solid" draw:fill-color="#ffffff"/>
      <style:text-properties style:letter-kerning="true"/>
    </style:style>
    <style:style style:name="Big_20_Point-backgroundobjects" style:display-name="Big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Point-notes" style:display-name="Big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Point-outline1" style:display-name="Big Point-outline1" style:family="presentation">
      <style:graphic-properties draw:stroke="none" draw:fill="none" draw:auto-grow-height="false" draw:fit-to-size="shrink-to-fit" style:shrink-to-fit="true">
        <text:list-style style:name="Big_20_Point-outline1" style:display-name="Big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Point-outline2" style:display-name="Big Point-outline2" style:family="presentation" style:parent-style-name="Big_20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Point-outline3" style:display-name="Big Point-outline3" style:family="presentation" style:parent-style-name="Big_20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Point-outline4" style:display-name="Big Point-outline4" style:family="presentation" style:parent-style-name="Big_20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Point-outline5" style:display-name="Big Point-outline5" style:family="presentation" style:parent-style-name="Big_20_Point-outline4">
      <style:paragraph-properties fo:margin-top="0.1cm" fo:margin-bottom="0cm"/>
      <style:text-properties fo:font-size="20pt" style:font-size-asian="20pt" style:font-size-complex="20pt"/>
    </style:style>
    <style:style style:name="Big_20_Point-outline6" style:display-name="Big Point-outline6" style:family="presentation" style:parent-style-name="Big_20_Point-outline5">
      <style:paragraph-properties fo:margin-top="0.1cm" fo:margin-bottom="0cm"/>
      <style:text-properties fo:font-size="20pt" style:font-size-asian="20pt" style:font-size-complex="20pt"/>
    </style:style>
    <style:style style:name="Big_20_Point-outline7" style:display-name="Big Point-outline7" style:family="presentation" style:parent-style-name="Big_20_Point-outline6">
      <style:paragraph-properties fo:margin-top="0.1cm" fo:margin-bottom="0cm"/>
      <style:text-properties fo:font-size="20pt" style:font-size-asian="20pt" style:font-size-complex="20pt"/>
    </style:style>
    <style:style style:name="Big_20_Point-outline8" style:display-name="Big Point-outline8" style:family="presentation" style:parent-style-name="Big_20_Point-outline7">
      <style:paragraph-properties fo:margin-top="0.1cm" fo:margin-bottom="0cm"/>
      <style:text-properties fo:font-size="20pt" style:font-size-asian="20pt" style:font-size-complex="20pt"/>
    </style:style>
    <style:style style:name="Big_20_Point-outline9" style:display-name="Big Point-outline9" style:family="presentation" style:parent-style-name="Big_20_Point-outline8">
      <style:paragraph-properties fo:margin-top="0.1cm" fo:margin-bottom="0cm"/>
      <style:text-properties fo:font-size="20pt" style:font-size-asian="20pt" style:font-size-complex="20pt"/>
    </style:style>
    <style:style style:name="Big_20_Point-subtitle" style:display-name="Big Point-subtitle" style:family="presentation">
      <style:graphic-properties draw:stroke="none" draw:fill="none" draw:textarea-vertical-align="middle">
        <text:list-style style:name="Big_20_Point-subtitle" style:display-name="Big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Point-title" style:display-name="Big Point-title" style:family="presentation">
      <style:graphic-properties draw:stroke="none" draw:fill="none" draw:textarea-vertical-align="middle">
        <text:list-style style:name="Big_20_Point-title" style:display-name="Big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e65a2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849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b4c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Big_20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Big_20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Big_20_Poi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Big_20_Poi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65a2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849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b4c2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ig_20_Point" style:display-name="Big Point" style:page-layout-name="PM1" draw:style-name="Mdp1">
      <draw:frame draw:name="Shape 24" draw:style-name="Mgr3" draw:text-style-name="MP5" draw:layer="backgroundobjects" svg:width="3.959cm" svg:height="2.195cm" svg:x="2.328cm" svg:y="16.113cm">
        <draw:image xlink:href="Pictures/1000020100000157000000BED067A39E79563280.png" xlink:type="simple" xlink:show="embed" xlink:actuate="onLoad">
          <text:p/>
        </draw:image>
      </draw:frame>
      <draw:custom-shape draw:name="Shape 25" draw:style-name="Mgr4" draw:text-style-name="MP6" draw:layer="backgroundobjects" svg:width="11.191cm" svg:height="0.334cm" svg:x="0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5" draw:text-style-name="MP7" draw:layer="backgroundobjects" svg:width="11.191cm" svg:height="0.334cm" svg:x="11.337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6" draw:text-style-name="MP8" draw:layer="backgroundobjects" svg:width="11.191cm" svg:height="0.334cm" svg:x="22.675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8" presentation:style-name="Big_20_Point-title" draw:layer="backgroundobjects" svg:width="29.209cm" svg:height="3.682cm" svg:x="2.328cm" svg:y="6.376cm" presentation:class="title" presentation:placeholder="true" presentation:user-transformed="true">
        <draw:text-box/>
      </draw:frame>
      <draw:frame draw:name="Shape 29" presentation:style-name="Mpr1" draw:text-style-name="MP9" draw:layer="backgroundobjects" svg:width="3.624cm" svg:height="1.013cm" svg:x="24.289cm" svg:y="17.321cm" presentation:class="date-time" presentation:user-transformed="true">
        <draw:text-box>
          <text:p/>
        </draw:text-box>
      </draw:frame>
      <draw:frame draw:name="Shape 30" presentation:style-name="Mpr1" draw:text-style-name="MP9" draw:layer="backgroundobjects" svg:width="11.429cm" svg:height="1.013cm" svg:x="11.218cm" svg:y="17.326cm" presentation:class="footer" presentation:user-transformed="true">
        <draw:text-box>
          <text:p/>
        </draw:text-box>
      </draw:frame>
      <draw:frame draw:name="Shape 31" presentation:style-name="Mpr2" draw:text-style-name="MP9" draw:layer="backgroundobjects" svg:width="3.624cm" svg:height="1.013cm" svg:x="27.914cm" svg:y="17.3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Big_20_Point-title" draw:layer="backgroundobjects" svg:width="19.798cm" svg:height="11.136cm" svg:x="0.6cm" svg:y="2.257cm" presentation:class="page"/>
        <draw:frame presentation:style-name="Big_20_Poi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Shane Coughlan</dc:creator>
    <meta:editing-cycles>1</meta:editing-cycles>
    <dc:date>2018-04-26T13:38:55</dc:date>
    <meta:editing-duration>P0D</meta:editing-duration>
    <meta:generator>LibreOffice/6.0.0.3$MacOSX_X86_64 LibreOffice_project/64a0f66915f38c6217de274f0aa8e15618924765</meta:generator>
    <meta:document-statistic meta:object-count="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